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playNameSetImpl.get( Locale loca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splayNameSetImpl.postBuil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splayNameSetImpl.toString( int ind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splayNameSetImpl.postStore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splayNameSetImpl.postLoad( Object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splayNameSetImpl.preStore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splayNameSet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layNameSetImpl.preBuil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